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E2]" table:style-name="ce1">
            <text:p>8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2"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90" table:formula="of:=[.E4]" table:style-name="ce1">
            <text:p>9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E5]" table:style-name="ce1">
            <text:p>8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2"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180" table:formula="of:=[.E7]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2"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70" table:formula="of:=[.E9]" table:style-name="ce1">
            <text:p>7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number-columns-repeated="2"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шт</text:p>
          </table:table-cell>
          <table:table-cell office:value-type="float" office:value="20" table:formula="of:=[.E11]*0.4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0" table:formula="of:=[.E12]" table:style-name="ce1">
            <text:p>4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2"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90" table:formula="of:=[.E14]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2"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2"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2"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2"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2"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2"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table:number-columns-repeated="2" table:style-name="ce1"/>
          <table:table-cell office:value-type="float" office:value="0" table:formula="of:=[.E2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150" table:formula="of:=[.E22]" table:style-name="ce1">
            <text:p>15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table:number-columns-repeated="2" table:style-name="ce1"/>
          <table:table-cell office:value-type="float" office:value="0" table:formula="of:=[.E23]" table:style-name="ce1">
            <text:p>0</text:p>
          </table:table-cell>
          <table:table-cell table:number-columns-repeated="16377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number-columns-repeated="2" table:style-name="ce1"/>
          <table:table-cell office:value-type="float" office:value="0" table:formula="of:=[.E24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number-columns-repeated="2" table:style-name="ce1"/>
          <table:table-cell office:value-type="float" office:value="0" table:formula="of:=[.E25]" table:style-name="ce1">
            <text:p>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0" table:formula="of:=[.E26]" table:style-name="ce1">
            <text:p>4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90" table:formula="of:=[.E27]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2"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formula="of:=[.E29]" table:style-name="ce1">
            <text:p>9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2"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2"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80" table:formula="of:=[.E32]" table:style-name="ce1">
            <text:p>8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2"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number-columns-repeated="2" table:style-name="ce1"/>
          <table:table-cell office:value-type="float" office:value="0" table:formula="of:=[.E34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number-columns-repeated="2"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number-columns-repeated="2" table:style-name="ce1"/>
          <table:table-cell office:value-type="float" office:value="0" table:formula="of:=[.E3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table:number-columns-repeated="2" table:style-name="ce1"/>
          <table:table-cell office:value-type="float" office:value="0" table:formula="of:=[.E3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formula="of:=[.E38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2"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2"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number-columns-repeated="2" table:style-name="ce1"/>
          <table:table-cell office:value-type="float" office:value="0" table:formula="of:=[.E41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2"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table:number-columns-repeated="2" table:style-name="ce1"/>
          <table:table-cell office:value-type="float" office:value="0" table:formula="of:=[.E4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float" office:value="900" table:formula="of:=[.E44]" table:style-name="ce1">
            <text:p>9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" table:formula="of:=[.E45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2"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2"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table:number-columns-repeated="2" table:style-name="ce1"/>
          <table:table-cell office:value-type="float" office:value="0" table:formula="of:=[.E48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2"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formula="of:=[.E50]" table:style-name="ce1">
            <text:p>6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2"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formula="of:=[.E52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3465" table:formula="of:=SUM([.E2:.E54])" table:style-name="ce18">
            <text:p>3465</text:p>
          </table:table-cell>
          <table:table-cell table:style-name="ce1"/>
          <table:table-cell office:value-type="float" office:value="3435" table:formula="of:=SUM([.G2:.G55])" table:style-name="ce18">
            <text:p>3435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3-18T08:39:45Z</dc:date>
    <meta:print-date>2025-02-21T10:24:12Z</meta:print-date>
    <meta:editing-cycles>148</meta:editing-cycles>
    <meta:editing-duration>PT226161S</meta:editing-duration>
  </office:meta>
</office:document-meta>
</file>